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ột số kỹ thuật SEO được áp dụng:</text:p>
      <text:p text:style-name="Standard">- Metatag description: sử dụng tag meta để cung cấp một mô tả ngắn gọn cho từng trang HTML</text:p>
      <text:p text:style-name="Standard">- Metatag keywords: sử dụng tag meta để cung cấp các keywords quan trọng trong từng trang HTML</text:p>
      <text:p text:style-name="Standard">- Title: đặt tiêu đề phù hợp cho mỗi trang; đưa từ khóa “du lịch” vào tiêu đề của mỗi tra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52:48.403671169</meta:creation-date>
    <dc:date>2021-10-07T18:09:04.393540870</dc:date>
    <meta:editing-duration>PT6M5S</meta:editing-duration>
    <meta:editing-cycles>1</meta:editing-cycles>
    <meta:document-statistic meta:table-count="0" meta:image-count="0" meta:object-count="0" meta:page-count="1" meta:paragraph-count="4" meta:word-count="66" meta:character-count="308" meta:non-whitespace-character-count="246"/>
    <meta:generator>LibreOffice/7.2.1.2$Linux_X86_64 LibreOffice_project/20$Build-2</meta:generator>
  </office:meta>
</office:document-meta>
</file>